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leway" svg:font-family="Raleway"/>
    <style:font-face style:name="DejaVu Sans Mono" svg:font-family="'DejaVu Sans Mono'" style:font-family-generic="modern" style:font-pitch="fixed"/>
    <style:font-face style:name="Liberation Mono" svg:font-family="'Liberation Mono'" style:font-family-generic="modern" style:font-pitch="fixed"/>
    <style:font-face style:name="C059" svg:font-family="C059"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paragraph-properties fo:margin-left="0in" fo:margin-right="0in" fo:margin-top="0in" fo:margin-bottom="0in" loext:contextual-spacing="false" fo:line-height="110%" fo:orphans="2" fo:widows="2" fo:text-indent="0in" style:auto-text-indent="false" style:writing-mode="page"/>
      <style:text-properties fo:font-variant="normal" fo:text-transform="none" fo:color="#000000" fo:font-size="11pt" fo:letter-spacing="normal" style:font-size-asian="11pt" style:font-size-complex="11pt"/>
    </style:style>
    <style:style style:name="P2" style:family="paragraph" style:parent-style-name="Preformatted_20_Text" style:master-page-name="">
      <style:paragraph-properties fo:margin-left="0.5in" fo:margin-right="0in" fo:margin-top="0in" fo:margin-bottom="0in" loext:contextual-spacing="false" fo:text-align="start" style:justify-single-word="false" fo:text-indent="0in" style:auto-text-indent="false" style:page-number="auto" style:shadow="none" style:writing-mode="page">
        <style:tab-stops/>
      </style:paragraph-properties>
      <style:text-properties fo:font-variant="normal" fo:text-transform="none" fo:color="#000000" fo:font-size="11pt" fo:letter-spacing="normal" fo:font-style="normal" fo:font-weight="normal" officeooo:paragraph-rsid="001a4f0f" style:font-size-asian="11pt" style:font-size-complex="11pt"/>
    </style:style>
    <style:style style:name="P3" style:family="paragraph" style:parent-style-name="Preformatted_20_Text">
      <style:paragraph-properties fo:margin-left="0.5in" fo:margin-right="0in" fo:margin-top="0in" fo:margin-bottom="0in" loext:contextual-spacing="false" fo:orphans="2" fo:widows="2" fo:text-indent="0in" style:auto-text-indent="false" style:writing-mode="page"/>
      <style:text-properties fo:font-size="11pt" style:font-size-asian="11pt" style:font-size-complex="11pt"/>
    </style:style>
    <style:style style:name="P4"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size="11pt" style:font-size-asian="11pt" style:font-size-complex="11pt"/>
    </style:style>
    <style:style style:name="P5"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size="11pt" officeooo:paragraph-rsid="00278858" style:font-size-asian="11pt" style:font-size-complex="11pt"/>
    </style:style>
    <style:style style:name="P6" style:family="paragraph" style:parent-style-name="Preformatted_20_Text">
      <style:paragraph-properties fo:margin-left="0.5in" fo:margin-right="0in" fo:margin-top="0in" fo:margin-bottom="0in" loext:contextual-spacing="false" fo:orphans="2" fo:widows="2" fo:text-indent="0in" style:auto-text-indent="false" style:writing-mode="page"/>
      <style:text-properties fo:font-variant="normal" fo:text-transform="none" fo:color="#000000" fo:font-size="11pt" fo:letter-spacing="normal" fo:font-style="normal" fo:font-weight="normal" style:font-size-asian="11pt" style:font-size-complex="11pt"/>
    </style:style>
    <style:style style:name="P7"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variant="normal" fo:text-transform="none" fo:color="#000000" fo:font-size="11pt" fo:letter-spacing="normal" fo:font-style="normal" fo:font-weight="normal" style:font-size-asian="11pt" style:font-size-complex="11pt"/>
    </style:style>
    <style:style style:name="P8"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variant="normal" fo:text-transform="none" fo:color="#000000" fo:font-size="11pt" fo:letter-spacing="normal" fo:font-style="normal" fo:font-weight="normal" officeooo:paragraph-rsid="00278858" style:font-size-asian="11pt" style:font-size-complex="11pt"/>
    </style:style>
    <style:style style:name="P9" style:family="paragraph" style:parent-style-name="Preformatted_20_Text">
      <style:paragraph-properties fo:margin-left="0.5in" fo:margin-right="0in" fo:margin-top="0in" fo:margin-bottom="0in" loext:contextual-spacing="false" fo:line-height="110%" fo:text-indent="0in" style:auto-text-indent="false" style:writing-mode="page">
        <style:tab-stops/>
      </style:paragraph-properties>
      <style:text-properties fo:font-variant="normal" fo:text-transform="none" fo:color="#000000" fo:font-size="11pt" fo:letter-spacing="normal" fo:font-style="normal" fo:font-weight="normal" officeooo:paragraph-rsid="001acc7a" style:font-size-asian="11pt" style:font-size-complex="11pt"/>
    </style:style>
    <style:style style:name="P10" style:family="paragraph" style:parent-style-name="Preformatted_20_Text">
      <style:paragraph-properties fo:margin-left="0.5in" fo:margin-right="0in" fo:margin-top="0in" fo:margin-bottom="0in" loext:contextual-spacing="false" fo:line-height="110%" fo:text-indent="0in" style:auto-text-indent="false" style:writing-mode="page">
        <style:tab-stops/>
      </style:paragraph-properties>
      <style:text-properties fo:font-variant="normal" fo:text-transform="none" fo:color="#000000" fo:font-size="11pt" fo:letter-spacing="normal" fo:font-style="normal" fo:font-weight="normal" officeooo:paragraph-rsid="00278858" style:font-size-asian="11pt" style:font-size-complex="11pt"/>
    </style:style>
    <style:style style:name="P11" style:family="paragraph" style:parent-style-name="Preformatted_20_Text">
      <style:paragraph-properties fo:margin-left="0.5in" fo:margin-right="0in" fo:margin-top="0in" fo:margin-bottom="0in" loext:contextual-spacing="false" fo:orphans="2" fo:widows="2" fo:text-indent="0in" style:auto-text-indent="false" style:writing-mode="page"/>
      <style:text-properties fo:font-variant="normal" fo:text-transform="none" fo:color="#000000" fo:font-size="11pt" fo:letter-spacing="normal" style:font-size-asian="11pt" style:font-size-complex="11pt"/>
    </style:style>
    <style:style style:name="P12" style:family="paragraph" style:parent-style-name="Preformatted_20_Text">
      <style:paragraph-properties fo:margin-left="0.5in" fo:margin-right="0in" fo:margin-top="0in" fo:margin-bottom="0in" loext:contextual-spacing="false" fo:orphans="2" fo:widows="2" fo:text-indent="0in" style:auto-text-indent="false" style:writing-mode="page"/>
      <style:text-properties fo:font-variant="normal" fo:text-transform="none" fo:color="#000000" fo:font-size="11pt" fo:letter-spacing="normal" officeooo:paragraph-rsid="001acc7a" style:font-size-asian="11pt" style:font-size-complex="11pt"/>
    </style:style>
    <style:style style:name="P13"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variant="normal" fo:text-transform="none" fo:color="#000000" fo:font-size="11pt" fo:letter-spacing="normal" style:font-size-asian="11pt" style:font-size-complex="11pt"/>
    </style:style>
    <style:style style:name="P14"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variant="normal" fo:text-transform="none" fo:color="#000000" fo:font-size="11pt" fo:letter-spacing="normal" officeooo:paragraph-rsid="001d126e" style:font-size-asian="11pt" style:font-size-complex="11pt"/>
    </style:style>
    <style:style style:name="P15"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variant="normal" fo:text-transform="none" fo:color="#000000" fo:font-size="11pt" fo:letter-spacing="normal" officeooo:paragraph-rsid="00278858" style:font-size-asian="11pt" style:font-size-complex="11pt"/>
    </style:style>
    <style:style style:name="P16"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variant="normal" fo:text-transform="none" fo:color="#000000" fo:font-size="11pt" fo:letter-spacing="normal" officeooo:paragraph-rsid="002924c4" style:font-size-asian="11pt" style:font-size-complex="11pt"/>
    </style:style>
    <style:style style:name="P17" style:family="paragraph" style:parent-style-name="Preformatted_20_Text">
      <style:paragraph-properties fo:margin-left="0.5in" fo:margin-right="0in" fo:margin-top="0in" fo:margin-bottom="0in" loext:contextual-spacing="false" fo:text-align="justify" style:justify-single-word="false" fo:text-indent="0in" style:auto-text-indent="false" style:writing-mode="page">
        <style:tab-stops/>
      </style:paragraph-properties>
      <style:text-properties fo:font-variant="normal" fo:text-transform="none" fo:color="#000000" fo:font-size="11pt" fo:letter-spacing="normal" fo:language="en" fo:country="US" fo:font-style="normal" fo:font-weight="normal" officeooo:rsid="001a4f0f" officeooo:paragraph-rsid="001a4f0f" style:font-size-asian="11pt" style:font-size-complex="11pt"/>
    </style:style>
    <style:style style:name="P18" style:family="paragraph" style:parent-style-name="Preformatted_20_Text">
      <style:paragraph-properties fo:margin-left="0.5in" fo:margin-right="0in" fo:margin-top="0in" fo:margin-bottom="0in" loext:contextual-spacing="false" fo:line-height="110%" fo:text-indent="0in" style:auto-text-indent="false" style:writing-mode="page">
        <style:tab-stops/>
      </style:paragraph-properties>
      <style:text-properties fo:font-variant="normal" fo:text-transform="none" fo:color="#000000" style:font-name="Raleway" fo:font-size="11pt" fo:letter-spacing="normal" fo:language="en" fo:country="US" fo:font-style="normal" fo:font-weight="normal" officeooo:rsid="0018be5d" officeooo:paragraph-rsid="001acc7a" style:font-size-asian="11pt" style:font-size-complex="11pt"/>
    </style:style>
    <style:style style:name="P19" style:family="paragraph" style:parent-style-name="Preformatted_20_Text">
      <loext:graphic-properties draw:fill="none"/>
      <style:paragraph-properties fo:margin-left="0.5in" fo:margin-right="0in" fo:margin-top="0in" fo:margin-bottom="0in" loext:contextual-spacing="false" fo:line-height="110%" fo:text-align="start" style:justify-single-word="false" fo:text-indent="0in" style:auto-text-indent="false" fo:background-color="transparent" style:writing-mode="page">
        <style:tab-stops/>
      </style:paragraph-properties>
      <style:text-properties fo:font-variant="normal" fo:text-transform="none" fo:color="#000000" style:font-name="Raleway" fo:font-size="11pt" fo:letter-spacing="normal" fo:language="en" fo:country="US" fo:font-style="normal" fo:font-weight="normal" officeooo:rsid="0018be5d" officeooo:paragraph-rsid="00278858" style:font-size-asian="11pt" style:font-size-complex="11pt"/>
    </style:style>
    <style:style style:name="P20" style:family="paragraph" style:parent-style-name="Preformatted_20_Text">
      <loext:graphic-properties draw:fill="none"/>
      <style:paragraph-properties fo:margin-left="0.5in" fo:margin-right="0in" fo:margin-top="0in" fo:margin-bottom="0in" loext:contextual-spacing="false" fo:line-height="110%" fo:text-align="start" style:justify-single-word="false" fo:text-indent="0in" style:auto-text-indent="false" fo:background-color="transparent" style:writing-mode="page">
        <style:tab-stops/>
      </style:paragraph-properties>
      <style:text-properties fo:font-variant="normal" fo:text-transform="none" fo:color="#000000" style:font-name="Raleway" fo:font-size="11pt" fo:letter-spacing="normal" fo:language="en" fo:country="US" fo:font-style="normal" fo:font-weight="normal" officeooo:rsid="0018be5d" officeooo:paragraph-rsid="002921a1" style:font-size-asian="11pt" style:font-size-complex="11pt"/>
    </style:style>
    <style:style style:name="P21" style:family="paragraph" style:parent-style-name="Preformatted_20_Text">
      <style:paragraph-properties fo:margin-left="0.5in" fo:margin-right="0in" fo:margin-top="0in" fo:margin-bottom="0in" loext:contextual-spacing="false" fo:orphans="2" fo:widows="2" fo:text-indent="0in" style:auto-text-indent="false" style:writing-mode="page"/>
      <style:text-properties fo:font-variant="normal" fo:text-transform="none" fo:color="#800080" fo:font-size="11pt" fo:letter-spacing="normal" fo:font-style="normal" fo:font-weight="normal" style:font-size-asian="11pt" style:font-size-complex="11pt"/>
    </style:style>
    <style:style style:name="P22"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variant="normal" fo:text-transform="none" fo:color="#800080" fo:font-size="11pt" fo:letter-spacing="normal" fo:font-style="normal" fo:font-weight="normal" style:font-size-asian="11pt" style:font-size-complex="11pt"/>
    </style:style>
    <style:style style:name="P23" style:family="paragraph" style:parent-style-name="Preformatted_20_Text">
      <style:paragraph-properties fo:margin-left="0.5in" fo:margin-right="0in" fo:margin-top="0in" fo:margin-bottom="0in" loext:contextual-spacing="false" fo:orphans="2" fo:widows="2" fo:text-indent="0in" style:auto-text-indent="false" style:writing-mode="page"/>
      <style:text-properties fo:font-variant="normal" fo:text-transform="none" fo:color="#800080" fo:font-size="11pt" fo:letter-spacing="normal" officeooo:paragraph-rsid="001acc7a" style:font-size-asian="11pt" style:font-size-complex="11pt"/>
    </style:style>
    <style:style style:name="P24" style:family="paragraph" style:parent-style-name="Preformatted_20_Text">
      <style:paragraph-properties fo:margin-left="0.5in" fo:margin-right="0in" fo:margin-top="0in" fo:margin-bottom="0in" loext:contextual-spacing="false" fo:orphans="2" fo:widows="2" fo:text-indent="0in" style:auto-text-indent="false" style:writing-mode="page"/>
      <style:text-properties fo:font-variant="normal" fo:text-transform="none" fo:color="#696969" fo:font-size="11pt" fo:letter-spacing="normal" style:font-size-asian="11pt" style:font-size-complex="11pt"/>
    </style:style>
    <style:style style:name="P25" style:family="paragraph" style:parent-style-name="Preformatted_20_Text" style:master-page-name="">
      <loext:graphic-properties draw:fill="none"/>
      <style:paragraph-properties fo:margin-left="0.5in" fo:margin-right="0in" fo:margin-top="0in" fo:margin-bottom="0in" loext:contextual-spacing="false" fo:line-height="110%" fo:text-indent="0in" style:auto-text-indent="false" style:page-number="auto" fo:background-color="transparent" style:writing-mode="page">
        <style:tab-stops/>
      </style:paragraph-properties>
      <style:text-properties fo:font-variant="normal" fo:text-transform="none" fo:color="#000000" style:font-name="Raleway" fo:font-size="11pt" fo:letter-spacing="normal" fo:language="en" fo:country="US" fo:font-style="normal" fo:font-weight="normal" officeooo:rsid="0018be5d" officeooo:paragraph-rsid="001acc7a" style:font-size-asian="11pt" style:font-size-complex="11pt"/>
    </style:style>
    <style:style style:name="P26" style:family="paragraph" style:parent-style-name="Preformatted_20_Text">
      <style:paragraph-properties fo:line-height="110%" fo:orphans="2" fo:widows="2" style:writing-mode="page"/>
      <style:text-properties fo:font-size="11pt" style:font-size-asian="11pt" style:font-size-complex="11pt"/>
    </style:style>
    <style:style style:name="P27" style:family="paragraph" style:parent-style-name="Standard" style:list-style-name="L1" style:master-page-name="">
      <loext:graphic-properties draw:fill="none"/>
      <style:paragraph-properties fo:margin-left="0.3752in" fo:margin-right="0in" fo:margin-top="0.3in" fo:margin-bottom="0.2in" loext:contextual-spacing="false" fo:line-height="110%" fo:text-align="justify" style:justify-single-word="false" fo:text-indent="-0.3118in" style:auto-text-indent="false" style:page-number="auto" fo:background-color="transparent" style:writing-mode="page">
        <style:tab-stops/>
      </style:paragraph-properties>
      <style:text-properties fo:font-variant="normal" fo:text-transform="none" fo:color="#333333" style:font-name="Raleway" fo:font-size="12pt" fo:letter-spacing="normal" fo:language="en" fo:country="US" fo:font-style="normal" fo:font-weight="normal" officeooo:rsid="0018be5d" officeooo:paragraph-rsid="001acc7a" style:font-size-asian="11.5pt" style:font-size-complex="11.5pt"/>
    </style:style>
    <style:style style:name="P28" style:family="paragraph" style:parent-style-name="Standard" style:list-style-name="L1">
      <loext:graphic-properties draw:fill="none"/>
      <style:paragraph-properties fo:margin-left="0.3752in" fo:margin-right="0in" fo:margin-top="0.3in" fo:margin-bottom="0.2in" loext:contextual-spacing="false" fo:line-height="110%" fo:text-align="start" style:justify-single-word="false" fo:text-indent="-0.3118in" style:auto-text-indent="false" fo:background-color="transparent" style:writing-mode="page">
        <style:tab-stops/>
      </style:paragraph-properties>
      <style:text-properties fo:font-variant="normal" fo:text-transform="none" fo:color="#333333" style:font-name="Raleway" fo:font-size="12pt" fo:letter-spacing="normal" fo:language="en" fo:country="US" fo:font-style="normal" fo:font-weight="normal" officeooo:rsid="0018be5d" officeooo:paragraph-rsid="001acc7a" style:font-size-asian="11.5pt" style:font-size-complex="11.5pt"/>
    </style:style>
    <style:style style:name="P29" style:family="paragraph" style:parent-style-name="Standard">
      <loext:graphic-properties draw:fill="none"/>
      <style:paragraph-properties fo:margin-left="0.3752in" fo:margin-right="0in" fo:margin-top="0.3in" fo:margin-bottom="0.2in" loext:contextual-spacing="false" fo:line-height="110%" fo:text-align="start" style:justify-single-word="false" fo:text-indent="-0.3118in" style:auto-text-indent="false" fo:background-color="transparent" style:writing-mode="page">
        <style:tab-stops/>
      </style:paragraph-properties>
      <style:text-properties fo:font-variant="normal" fo:text-transform="none" fo:color="#333333" style:font-name="Raleway" fo:font-size="12pt" fo:letter-spacing="normal" fo:language="en" fo:country="US" fo:font-style="normal" fo:font-weight="normal" officeooo:rsid="0018be5d" officeooo:paragraph-rsid="001acc7a" style:font-size-asian="11.5pt" style:font-size-complex="11.5pt"/>
    </style:style>
    <style:style style:name="P30" style:family="paragraph" style:parent-style-name="Standard" style:list-style-name="L1" style:master-page-name="">
      <loext:graphic-properties draw:fill="none"/>
      <style:paragraph-properties fo:margin-left="0.3752in" fo:margin-right="0in" fo:margin-top="0.4in" fo:margin-bottom="0.2in" loext:contextual-spacing="false" fo:line-height="110%" fo:text-align="justify" style:justify-single-word="false" fo:text-indent="-0.3118in" style:auto-text-indent="false" style:page-number="auto" fo:background-color="transparent" style:writing-mode="page">
        <style:tab-stops>
          <style:tab-stop style:position="0.25in"/>
        </style:tab-stops>
      </style:paragraph-properties>
      <style:text-properties fo:font-size="11pt" officeooo:paragraph-rsid="001acc7a" style:font-size-asian="11pt" style:font-size-complex="11pt"/>
    </style:style>
    <style:style style:name="P31" style:family="paragraph" style:parent-style-name="Standard" style:list-style-name="L1">
      <style:paragraph-properties fo:margin-left="0.3799in" fo:margin-right="0in" fo:margin-top="0.3in" fo:margin-bottom="0.2in" loext:contextual-spacing="false" fo:line-height="110%" fo:text-indent="-0.3098in" style:auto-text-indent="false" style:writing-mode="page">
        <style:tab-stops/>
      </style:paragraph-properties>
      <style:text-properties fo:font-variant="normal" fo:text-transform="none" fo:color="#333333" style:font-name="Raleway" fo:font-size="12pt" fo:letter-spacing="normal" fo:language="en" fo:country="US" fo:font-style="normal" fo:font-weight="normal" officeooo:rsid="0018be5d" officeooo:paragraph-rsid="001acc7a" style:font-size-asian="11.5pt" style:font-size-complex="11.5pt"/>
    </style:style>
    <style:style style:name="P32" style:family="paragraph" style:parent-style-name="Standard" style:list-style-name="L1">
      <style:paragraph-properties fo:margin-left="0.3799in" fo:margin-right="0in" fo:margin-top="0.3in" fo:margin-bottom="0.2in" loext:contextual-spacing="false" fo:line-height="110%" fo:text-indent="-0.3098in" style:auto-text-indent="false" style:writing-mode="page">
        <style:tab-stops/>
      </style:paragraph-properties>
      <style:text-properties fo:font-variant="normal" fo:text-transform="none" fo:color="#333333" fo:font-size="12pt" fo:letter-spacing="normal" fo:font-style="normal" fo:font-weight="normal" officeooo:paragraph-rsid="001acc7a" style:font-size-asian="11.5pt" style:font-size-complex="11.5pt"/>
    </style:style>
    <style:style style:name="P33" style:family="paragraph" style:parent-style-name="Heading_20_3">
      <style:paragraph-properties fo:margin-left="0in" fo:margin-right="0in" fo:margin-top="0.1in" fo:margin-bottom="0in" loext:contextual-spacing="false" fo:line-height="110%" fo:text-align="center" style:justify-single-word="false" fo:orphans="2" fo:widows="2" fo:text-indent="0in" style:auto-text-indent="false" style:writing-mode="page"/>
      <style:text-properties fo:font-variant="normal" fo:text-transform="none" fo:color="#333333" style:font-name="DejaVu Sans" fo:font-size="18pt" fo:letter-spacing="normal" fo:language="en" fo:country="US" fo:font-style="normal" fo:font-weight="normal" officeooo:rsid="001a4f0f" officeooo:paragraph-rsid="001a4f0f" style:font-size-asian="18pt" style:font-weight-asian="normal" style:font-size-complex="18pt" style:font-weight-complex="normal"/>
    </style:style>
    <style:style style:name="P34" style:family="paragraph" style:parent-style-name="Heading_20_1">
      <style:paragraph-properties fo:margin-top="0in" fo:margin-bottom="0in" loext:contextual-spacing="false" fo:text-align="center" style:justify-single-word="false" style:writing-mode="page"/>
      <style:text-properties fo:font-variant="normal" fo:text-transform="none" fo:color="#222222" style:font-name="C059" fo:font-size="48pt" fo:letter-spacing="normal" fo:language="en" fo:country="US" fo:font-style="normal" fo:font-weight="bold" officeooo:rsid="001a4f0f" officeooo:paragraph-rsid="001a4f0f" style:font-size-asian="48pt" style:font-size-complex="48pt"/>
    </style:style>
    <style:style style:name="T1" style:family="text">
      <style:text-properties fo:color="#004a43"/>
    </style:style>
    <style:style style:name="T2" style:family="text">
      <style:text-properties fo:color="#004a43" style:font-name="DejaVu Sans Mono" style:font-name-asian="DejaVu Sans Mono" style:font-name-complex="DejaVu Sans Mono"/>
    </style:style>
    <style:style style:name="T3" style:family="text">
      <style:text-properties fo:color="#004a43" style:font-name="DejaVu Sans Mono" fo:language="en" fo:country="US" officeooo:rsid="0018be5d" style:font-name-asian="DejaVu Sans Mono" style:font-name-complex="DejaVu Sans Mono"/>
    </style:style>
    <style:style style:name="T4" style:family="text">
      <style:text-properties fo:color="#004a43" style:font-name="DejaVu Sans" fo:language="en" fo:country="US" officeooo:rsid="0018be5d" style:font-name-asian="DejaVu Sans Mono" style:font-name-complex="DejaVu Sans Mono"/>
    </style:style>
    <style:style style:name="T5" style:family="text">
      <style:text-properties fo:color="#800000"/>
    </style:style>
    <style:style style:name="T6" style:family="text">
      <style:text-properties fo:color="#800000" fo:font-weight="bold"/>
    </style:style>
    <style:style style:name="T7" style:family="text">
      <style:text-properties fo:color="#800000" fo:font-weight="bold" style:font-style-asian="normal" style:font-weight-asian="normal" style:font-weight-complex="normal"/>
    </style:style>
    <style:style style:name="T8" style:family="text">
      <style:text-properties fo:color="#800000" fo:font-style="normal" fo:font-weight="bold"/>
    </style:style>
    <style:style style:name="T9" style:family="text">
      <style:text-properties fo:color="#800000" fo:font-style="normal" fo:font-weight="normal"/>
    </style:style>
    <style:style style:name="T10" style:family="text">
      <style:text-properties fo:color="#800000" style:font-name="DejaVu Sans" fo:language="en" fo:country="US" officeooo:rsid="0018be5d" style:font-name-asian="DejaVu Sans Mono" style:font-name-complex="DejaVu Sans Mono"/>
    </style:style>
    <style:style style:name="T11" style:family="text">
      <style:text-properties fo:color="#800000" fo:font-size="11pt" fo:font-weight="bold" style:font-size-asian="11pt" style:font-style-asian="normal" style:font-weight-asian="normal" style:font-size-complex="11pt" style:font-weight-complex="normal"/>
    </style:style>
    <style:style style:name="T12" style:family="text">
      <style:text-properties fo:color="#40015a"/>
    </style:style>
    <style:style style:name="T13" style:family="text">
      <style:text-properties fo:color="#40015a" style:font-name="DejaVu Sans Mono" style:font-name-asian="DejaVu Sans Mono" style:font-name-complex="DejaVu Sans Mono"/>
    </style:style>
    <style:style style:name="T14" style:family="text">
      <style:text-properties fo:color="#40015a" style:font-name="DejaVu Sans Mono" fo:language="en" fo:country="US" officeooo:rsid="0018be5d" style:font-name-asian="DejaVu Sans Mono" style:font-name-complex="DejaVu Sans Mono"/>
    </style:style>
    <style:style style:name="T15" style:family="text">
      <style:text-properties fo:color="#400000"/>
    </style:style>
    <style:style style:name="T16" style:family="text">
      <style:text-properties fo:color="#400000" fo:font-style="normal" fo:font-weight="normal"/>
    </style:style>
    <style:style style:name="T17" style:family="text">
      <style:text-properties fo:color="#400000" fo:font-size="11pt" style:font-size-asian="11pt" style:font-style-asian="normal" style:font-weight-asian="normal" style:font-size-complex="11pt" style:font-weight-complex="normal"/>
    </style:style>
    <style:style style:name="T18" style:family="text">
      <style:text-properties fo:color="#400000" style:font-style-asian="normal" style:font-weight-asian="normal" style:font-weight-complex="normal"/>
    </style:style>
    <style:style style:name="T19" style:family="text">
      <style:text-properties fo:color="#400000" style:font-name="DejaVu Sans Mono" style:font-name-asian="DejaVu Sans Mono" style:font-style-asian="normal" style:font-weight-asian="normal" style:font-name-complex="DejaVu Sans Mono" style:font-weight-complex="normal"/>
    </style:style>
    <style:style style:name="T20" style:family="text">
      <style:text-properties fo:color="#808030"/>
    </style:style>
    <style:style style:name="T21" style:family="text">
      <style:text-properties fo:color="#808030" fo:font-style="normal" fo:font-weight="normal"/>
    </style:style>
    <style:style style:name="T22" style:family="text">
      <style:text-properties fo:color="#808030" style:font-style-asian="normal" style:font-weight-asian="normal" style:font-weight-complex="normal"/>
    </style:style>
    <style:style style:name="T23" style:family="text">
      <style:text-properties fo:color="#808030" fo:font-size="11pt" style:font-size-asian="11pt" style:font-style-asian="normal" style:font-weight-asian="normal" style:font-size-complex="11pt" style:font-weight-complex="normal"/>
    </style:style>
    <style:style style:name="T24" style:family="text">
      <style:text-properties fo:font-style="normal" fo:font-weight="normal"/>
    </style:style>
    <style:style style:name="T25" style:family="text">
      <style:text-properties fo:color="#800080"/>
    </style:style>
    <style:style style:name="T26" style:family="text">
      <style:text-properties fo:color="#800080" fo:font-style="normal" fo:font-weight="normal"/>
    </style:style>
    <style:style style:name="T27" style:family="text">
      <style:text-properties fo:color="#800080" style:font-style-asian="normal" style:font-weight-asian="normal" style:font-weight-complex="normal"/>
    </style:style>
    <style:style style:name="T28" style:family="text">
      <style:text-properties fo:color="#800080" fo:font-size="11pt" style:font-size-asian="11pt" style:font-style-asian="normal" style:font-weight-asian="normal" style:font-size-complex="11pt" style:font-weight-complex="normal"/>
    </style:style>
    <style:style style:name="T29" style:family="text">
      <style:text-properties fo:color="#603000" fo:font-style="normal" fo:font-weight="normal"/>
    </style:style>
    <style:style style:name="T30" style:family="text">
      <style:text-properties fo:color="#0000e6" fo:font-style="normal" fo:font-weight="normal"/>
    </style:style>
    <style:style style:name="T31" style:family="text">
      <style:text-properties fo:color="#0000e6" fo:font-style="normal" fo:font-weight="normal" officeooo:rsid="002924c4"/>
    </style:style>
    <style:style style:name="T32" style:family="text">
      <style:text-properties fo:color="#007997" fo:font-style="normal" fo:font-weight="normal"/>
    </style:style>
    <style:style style:name="T33" style:family="text">
      <style:text-properties fo:color="#008c00" fo:font-style="normal" fo:font-weight="normal"/>
    </style:style>
    <style:style style:name="T34" style:family="text">
      <style:text-properties fo:color="#008000" fo:font-style="normal" fo:font-weight="normal"/>
    </style:style>
    <style:style style:name="T35" style:family="text">
      <style:text-properties fo:font-variant="normal" fo:text-transform="none" fo:color="#333333" style:font-name="Raleway" fo:font-size="12pt" fo:letter-spacing="normal" fo:language="en" fo:country="US" fo:font-style="normal" fo:font-weight="normal" officeooo:rsid="0018be5d" style:font-size-asian="11.5pt" style:font-size-complex="11.5pt"/>
    </style:style>
    <style:style style:name="T36" style:family="text">
      <style:text-properties fo:font-variant="normal" fo:text-transform="none" fo:color="#000000" fo:letter-spacing="normal"/>
    </style:style>
    <style:style style:name="T37" style:family="text">
      <style:text-properties fo:font-variant="normal" fo:text-transform="none" fo:color="#000000" fo:letter-spacing="normal" fo:font-style="normal" fo:font-weight="normal"/>
    </style:style>
    <style:style style:name="T38" style:family="text">
      <style:text-properties fo:font-variant="normal" fo:text-transform="none" fo:color="#000000" fo:font-size="11pt" fo:letter-spacing="normal" style:font-size-asian="11pt" style:font-size-complex="11pt"/>
    </style:style>
    <style:style style:name="T39" style:family="text">
      <style:text-properties fo:font-variant="normal" fo:text-transform="none" fo:color="#808030" fo:letter-spacing="normal" fo:font-style="normal" fo:font-weight="normal"/>
    </style:style>
    <style:style style:name="T40" style:family="text">
      <style:text-properties fo:font-variant="normal" fo:text-transform="none" fo:color="#603000" fo:letter-spacing="normal" fo:font-style="normal" fo:font-weight="normal"/>
    </style:style>
    <style:style style:name="T41" style:family="text">
      <style:text-properties fo:font-variant="normal" fo:text-transform="none" fo:color="#800080" fo:letter-spacing="normal" fo:font-style="normal" fo:font-weight="normal"/>
    </style:style>
    <style:style style:name="T42" style:family="text">
      <style:text-properties fo:color="#000000" fo:font-style="normal" fo:font-weight="normal"/>
    </style:style>
    <style:style style:name="T43" style:family="text">
      <style:text-properties fo:color="#000000" fo:font-style="normal" fo:font-weight="bold"/>
    </style:style>
    <style:style style:name="T44" style:family="text">
      <style:text-properties fo:color="#696969" fo:font-style="normal" fo:font-weight="normal"/>
    </style:style>
    <style:style style:name="T45" style:family="text">
      <style:text-properties fo:color="#696969" fo:font-style="normal" fo:font-weight="normal" officeooo:rsid="001acc7a"/>
    </style:style>
    <style:style style:name="T46" style:family="text">
      <style:text-properties fo:color="#696969" style:font-style-asian="normal" style:font-weight-asian="normal" style:font-weight-complex="normal"/>
    </style:style>
    <style:style style:name="T47" style:family="text">
      <style:text-properties fo:color="#696969" style:font-name="DejaVu Sans Mono" style:font-name-asian="DejaVu Sans Mono" style:font-style-asian="normal" style:font-weight-asian="normal" style:font-name-complex="DejaVu Sans Mono" style:font-weight-complex="normal"/>
    </style:style>
    <style:style style:name="T48" style:family="text">
      <style:text-properties style:font-name="DejaVu Sans Mono" fo:font-style="normal" fo:font-weight="normal" style:font-name-asian="DejaVu Sans Mono" style:font-name-complex="DejaVu Sans Mono"/>
    </style:style>
    <style:style style:name="T49" style:family="text">
      <style:text-properties style:font-name="Raleway" fo:language="en" fo:country="US" officeooo:rsid="0018be5d"/>
    </style:style>
    <style:style style:name="T50" style:family="text">
      <style:text-properties fo:color="#0f69ff" fo:font-style="normal" fo:font-weight="normal"/>
    </style:style>
    <style:style style:name="T51" style:family="text">
      <style:text-properties fo:color="#0f69ff" style:font-name="DejaVu Sans Mono" fo:font-style="normal" fo:font-weight="normal" style:font-name-asian="DejaVu Sans Mono" style:font-name-complex="DejaVu Sans Mono"/>
    </style:style>
    <style:style style:name="T52" style:family="text">
      <style:text-properties style:text-position="super 58%" style:font-name="Raleway" fo:font-size="16pt" fo:language="en" fo:country="US" officeooo:rsid="0018be5d" style:font-size-asian="16pt" style:font-size-complex="16pt"/>
    </style:style>
    <style:style style:name="T53" style:family="text">
      <style:text-properties style:font-style-asian="normal" style:font-weight-asian="normal" style:font-weight-complex="normal"/>
    </style:style>
    <style:style style:name="T54" style:family="text">
      <style:text-properties fo:font-size="11pt" style:font-size-asian="11pt" style:font-style-asian="normal" style:font-weight-asian="normal" style:font-size-complex="11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4in"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902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Code Like Pro!</text:h>
      <text:h text:style-name="P33" text:outline-level="3">Basic Input Output Solutions</text:h>
      <text:list xml:id="list837381257" text:style-name="L1">
        <text:list-item>
          <text:p text:style-name="P30"><text:span text:style-name="T35">Risabh's basic salary is given as input through the keyboard. His dearness allowance is 25% of basic salary, house rent allowance is 15% of basic salary and provident fund is 7.5% of basic salary. Write a program to calculate his gross salary.</text:span></text:p>
        </text:list-item>
      </text:list>
      <text:p text:style-name="P2"><text:span text:style-name="T2">#include</text:span><text:span text:style-name="T1"> </text:span><text:span text:style-name="T13">&lt;stdio.h&gt;</text:span></text:p>
      <text:p text:style-name="P3"/>
      <text:p text:style-name="P6"><text:span text:style-name="T6">int</text:span> <text:span text:style-name="T15">main</text:span><text:span text:style-name="T20">() </text:span><text:span text:style-name="T25">{</text:span></text:p>
      <text:p text:style-name="P11"><text:s text:c="4"/><text:span text:style-name="T8">float</text:span><text:span text:style-name="T24"> basic_sal</text:span><text:span text:style-name="T21">,</text:span><text:span text:style-name="T24"> gross_sal</text:span><text:span text:style-name="T26">;</text:span></text:p>
      <text:p text:style-name="P11"><text:s text:c="4"/><text:span text:style-name="T29">printf</text:span><text:span text:style-name="T21">(</text:span><text:span text:style-name="T9">"</text:span><text:span text:style-name="T30">Enter basic salary: </text:span><text:span text:style-name="T9">"</text:span><text:span text:style-name="T21">)</text:span><text:span text:style-name="T26">;</text:span></text:p>
      <text:p text:style-name="P11"><text:s text:c="4"/><text:span text:style-name="T29">scanf</text:span><text:span text:style-name="T21">(</text:span><text:span text:style-name="T9">"</text:span><text:span text:style-name="T32">%f</text:span><text:span text:style-name="T9">"</text:span><text:span text:style-name="T21">,&amp;</text:span><text:span text:style-name="T24">basic_sal</text:span><text:span text:style-name="T21">)</text:span><text:span text:style-name="T26">;</text:span></text:p>
      <text:p text:style-name="P11"><text:span text:style-name="T26"/></text:p>
      <text:p text:style-name="P12"><text:s text:c="4"/><text:span text:style-name="T44">/* Gross </text:span><text:span text:style-name="T45">S</text:span><text:span text:style-name="T44">alary = Dearness Allowance + House Rent</text:span></text:p>
      <text:p text:style-name="P12"><text:span text:style-name="T44"><text:s text:c="7"/>Allowance - Provident Fund */</text:span></text:p>
      <text:p text:style-name="P11"><text:s text:c="4"/><text:span text:style-name="T24">gross_sal </text:span><text:span text:style-name="T21">=</text:span><text:span text:style-name="T24"> basic_sal </text:span><text:span text:style-name="T21">+</text:span><text:span text:style-name="T24"> </text:span><text:span text:style-name="T21">(</text:span><text:span text:style-name="T33">25</text:span><text:span text:style-name="T21">+</text:span><text:span text:style-name="T33">15</text:span><text:span text:style-name="T21">-</text:span><text:span text:style-name="T34">7.5</text:span><text:span text:style-name="T21">)/</text:span><text:span text:style-name="T33">100</text:span><text:span text:style-name="T21">*</text:span><text:span text:style-name="T24">basic_sal</text:span><text:span text:style-name="T26">;</text:span></text:p>
      <text:p text:style-name="P11"><text:span text:style-name="T26"/></text:p>
      <text:p text:style-name="P11"><text:s text:c="4"/><text:span text:style-name="T29">printf</text:span><text:span text:style-name="T21">(</text:span><text:span text:style-name="T9">"</text:span><text:span text:style-name="T30">Gross salary: </text:span><text:span text:style-name="T32">%f</text:span><text:span text:style-name="T9">"</text:span><text:span text:style-name="T21">,</text:span><text:span text:style-name="T24"> gross_sal</text:span><text:span text:style-name="T21">)</text:span><text:span text:style-name="T26">;</text:span></text:p>
      <text:p text:style-name="P11"><text:s text:c="4"/><text:span text:style-name="T8">return</text:span><text:span text:style-name="T24"> </text:span><text:span text:style-name="T33">0</text:span><text:span text:style-name="T26">;</text:span></text:p>
      <text:p text:style-name="P21">}</text:p>
      <text:list xml:id="list1855197668206" text:continue-numbering="true" text:style-name="L1">
        <text:list-item>
          <text:p text:style-name="P27">Write a program which takes a Fahrenheit temperature as input and prints the equivalent Celsius temperature.</text:p>
        </text:list-item>
      </text:list>
      <text:p text:style-name="P17"><text:span text:style-name="T2">#include</text:span><text:span text:style-name="T1"> </text:span><text:span text:style-name="T13">&lt;stdio.h&gt;</text:span></text:p>
      <text:p text:style-name="P3"/>
      <text:p text:style-name="P11"><text:span text:style-name="T8">int</text:span><text:span text:style-name="T24"> </text:span><text:span text:style-name="T16">main</text:span><text:span text:style-name="T21">() </text:span><text:span text:style-name="T26">{</text:span></text:p>
      <text:p text:style-name="P23"><text:span text:style-name="T43"><text:s text:c="4"/></text:span><text:span text:style-name="T8">float</text:span><text:span text:style-name="T42"> fah</text:span><text:span text:style-name="T24">;</text:span></text:p>
      <text:p text:style-name="P11"><text:s text:c="4"/><text:span text:style-name="T29">printf</text:span><text:span text:style-name="T21">(</text:span><text:span text:style-name="T9">"</text:span><text:span text:style-name="T30">Enter temperature in Fahrenheit: </text:span><text:span text:style-name="T9">"</text:span><text:span text:style-name="T21">)</text:span><text:span text:style-name="T26">;</text:span></text:p>
      <text:p text:style-name="P11"><text:s text:c="4"/><text:span text:style-name="T29">scanf</text:span><text:span text:style-name="T21">(</text:span><text:span text:style-name="T9">"</text:span><text:span text:style-name="T32">%f</text:span><text:span text:style-name="T9">"</text:span><text:span text:style-name="T21">,&amp;</text:span><text:span text:style-name="T24">fah</text:span><text:span text:style-name="T21">)</text:span><text:span text:style-name="T26">;</text:span></text:p>
      <text:p text:style-name="P11"><text:span text:style-name="T26"/></text:p>
      <text:p text:style-name="P24"><text:span text:style-name="T48"><text:s text:c="4"/>/* T(°C) = (T(°F) - 32) × 5/9 */</text:span></text:p>
      <text:p text:style-name="P12"><text:s text:c="4"/><text:span text:style-name="T29">printf</text:span><text:span text:style-name="T21">(</text:span><text:span text:style-name="T9">"</text:span><text:span text:style-name="T32">%.2f</text:span><text:span text:style-name="T9">"</text:span><text:span text:style-name="T21">,</text:span><text:span text:style-name="T24"> </text:span><text:span text:style-name="T21">(</text:span><text:span text:style-name="T24">fah</text:span><text:span text:style-name="T21">-</text:span><text:span text:style-name="T33">32</text:span><text:span text:style-name="T21">)*</text:span><text:span text:style-name="T33">5</text:span><text:span text:style-name="T21">/</text:span><text:span text:style-name="T33">9</text:span><text:span text:style-name="T21">)</text:span><text:span text:style-name="T26">;</text:span></text:p>
      <text:p text:style-name="P11"><text:s text:c="4"/><text:span text:style-name="T8">return</text:span><text:span text:style-name="T24"> </text:span><text:span text:style-name="T33">0</text:span><text:span text:style-name="T26">;</text:span></text:p>
      <text:p text:style-name="P21">}</text:p>
      <text:list xml:id="list1855039654240" text:continue-numbering="true" text:style-name="L1">
        <text:list-item>
          <text:p text:style-name="P32"><text:span text:style-name="T49">Write a program to receive Cartesian coordinates (x,y) of a point and convert them to polar coordinates (r,φ).</text:span></text:p>
        </text:list-item>
      </text:list>
      <text:p text:style-name="P9"><text:span text:style-name="T3">#include</text:span><text:span text:style-name="T4"> </text:span><text:span text:style-name="T10">&lt;</text:span><text:span text:style-name="T14">stdio.h</text:span><text:span text:style-name="T10">&gt;</text:span></text:p>
      <text:p text:style-name="P7"><text:span text:style-name="T1">#include </text:span><text:span text:style-name="T10">&lt;</text:span><text:span text:style-name="T12">math.h</text:span><text:span text:style-name="T10">&gt;</text:span></text:p>
      <text:p text:style-name="P4"/>
      <text:p text:style-name="P7"><text:span text:style-name="T6">int</text:span> <text:span text:style-name="T15">main</text:span><text:span text:style-name="T20">() </text:span><text:span text:style-name="T25">{</text:span></text:p>
      <text:p text:style-name="P1"><text:span text:style-name="T8"><text:tab/> <text:s text:c="3"/>float</text:span><text:span text:style-name="T24"> x</text:span><text:span text:style-name="T21">,</text:span><text:span text:style-name="T24"> y</text:span><text:span text:style-name="T21">,</text:span><text:span text:style-name="T24"> r</text:span><text:span text:style-name="T21">,</text:span><text:span text:style-name="T24"> phi</text:span><text:span text:style-name="T26">;</text:span></text:p>
      <text:p text:style-name="P13"><text:s text:c="4"/><text:span text:style-name="T29">printf</text:span><text:span text:style-name="T21">(</text:span><text:span text:style-name="T9">"</text:span><text:span text:style-name="T30">Enter cartesian coordinates as x y: </text:span><text:span text:style-name="T9">"</text:span><text:span text:style-name="T21">)</text:span><text:span text:style-name="T26">;</text:span></text:p>
      <text:p text:style-name="P13"><text:s text:c="4"/><text:span text:style-name="T29">scanf</text:span><text:span text:style-name="T21">(</text:span><text:span text:style-name="T9">"</text:span><text:span text:style-name="T32">%f</text:span><text:span text:style-name="T30"> </text:span><text:span text:style-name="T32">%f</text:span><text:span text:style-name="T9">"</text:span><text:span text:style-name="T21">,</text:span><text:span text:style-name="T24"> </text:span><text:span text:style-name="T21">&amp;</text:span><text:span text:style-name="T24">x</text:span><text:span text:style-name="T21">,</text:span><text:span text:style-name="T24"> </text:span><text:span text:style-name="T21">&amp;</text:span><text:span text:style-name="T24">y</text:span><text:span text:style-name="T21">)</text:span><text:span text:style-name="T26">;</text:span></text:p>
      <text:p text:style-name="P4"><text:soft-page-break/><text:span text:style-name="T36"><text:s text:c="4"/></text:span><text:span text:style-name="T37">r </text:span><text:span text:style-name="T39">=</text:span><text:span text:style-name="T37"> </text:span><text:span text:style-name="T40">sqrt</text:span><text:span text:style-name="T39">(</text:span><text:span text:style-name="T37">x</text:span><text:span text:style-name="T39">*</text:span><text:span text:style-name="T37">x </text:span><text:span text:style-name="T39">+</text:span><text:span text:style-name="T37"> y</text:span><text:span text:style-name="T39">*</text:span><text:span text:style-name="T37">y</text:span><text:span text:style-name="T39">)</text:span><text:span text:style-name="T41">;</text:span></text:p>
      <text:p text:style-name="P4"/>
      <text:p text:style-name="P14"><text:s text:c="4"/><text:span text:style-name="T44">/* atan2 returns the principal arc tangent of y/x,</text:span></text:p>
      <text:p text:style-name="P14"><text:span text:style-name="T44"><text:s text:c="7"/>in the interval [-pi,+pi] radians */</text:span></text:p>
      <text:p text:style-name="P13"><text:s text:c="4"/><text:span text:style-name="T24">phi </text:span><text:span text:style-name="T21">=</text:span><text:span text:style-name="T24"> </text:span><text:span text:style-name="T29">atan2</text:span><text:span text:style-name="T21">(</text:span><text:span text:style-name="T24">y</text:span><text:span text:style-name="T21">,</text:span><text:span text:style-name="T24"> x</text:span><text:span text:style-name="T21">)</text:span><text:span text:style-name="T26">;</text:span></text:p>
      <text:p text:style-name="P4"/>
      <text:p text:style-name="P13"><text:s text:c="4"/><text:span text:style-name="T29">printf</text:span><text:span text:style-name="T21">(</text:span><text:span text:style-name="T9">"</text:span><text:span text:style-name="T30">r = </text:span><text:span text:style-name="T32">%.2f</text:span><text:span text:style-name="T30"> units, phi = </text:span><text:span text:style-name="T32">%.2f</text:span><text:span text:style-name="T30"> radians</text:span><text:span text:style-name="T9">"</text:span><text:span text:style-name="T21">,</text:span><text:span text:style-name="T24"> r</text:span><text:span text:style-name="T21">,</text:span><text:span text:style-name="T24"> phi</text:span><text:span text:style-name="T21">)</text:span><text:span text:style-name="T26">;</text:span></text:p>
      <text:p text:style-name="P13"><text:s text:c="4"/><text:span text:style-name="T8">return</text:span><text:span text:style-name="T24"> </text:span><text:span text:style-name="T33">0</text:span><text:span text:style-name="T26">;</text:span></text:p>
      <text:p text:style-name="P22">}</text:p>
      <text:list xml:id="list1855781478977" text:continue-numbering="true" text:style-name="L1">
        <text:list-item>
          <text:p text:style-name="P31">Write a program which takes two integers as input, which denote meters and centimeters, and converts this distance into feet and inches.</text:p>
        </text:list-item>
      </text:list>
      <text:p text:style-name="P25"><text:span text:style-name="T2">#include</text:span><text:span text:style-name="T1"> </text:span><text:span text:style-name="T5">&lt;</text:span><text:span text:style-name="T12">stdio.h</text:span><text:span text:style-name="T5">&gt;</text:span></text:p>
      <text:p text:style-name="P4"/>
      <text:p text:style-name="P7"><text:span text:style-name="T6">int</text:span> <text:span text:style-name="T15">main</text:span><text:span text:style-name="T20">() </text:span><text:span text:style-name="T25">{</text:span></text:p>
      <text:p text:style-name="P13"><text:span text:style-name="T8"><text:s text:c="4"/>int</text:span><text:span text:style-name="T24"> m</text:span><text:span text:style-name="T21">,</text:span><text:span text:style-name="T24"> cm</text:span><text:span text:style-name="T21">,</text:span><text:span text:style-name="T24"> feet</text:span><text:span text:style-name="T26">;</text:span></text:p>
      <text:p text:style-name="P13"><text:s text:c="4"/><text:span text:style-name="T8">float</text:span><text:span text:style-name="T24"> inch</text:span><text:span text:style-name="T26">;</text:span></text:p>
      <text:p text:style-name="P13"><text:s text:c="4"/><text:span text:style-name="T29">printf</text:span><text:span text:style-name="T21">(</text:span><text:span text:style-name="T9">"</text:span><text:span text:style-name="T30">Enter length as m cm: </text:span><text:span text:style-name="T9">"</text:span><text:span text:style-name="T21">)</text:span><text:span text:style-name="T26">;</text:span></text:p>
      <text:p text:style-name="P13"><text:s text:c="4"/><text:span text:style-name="T29">scanf</text:span><text:span text:style-name="T21">(</text:span><text:span text:style-name="T9">"</text:span><text:span text:style-name="T32">%d</text:span><text:span text:style-name="T30"> </text:span><text:span text:style-name="T32">%d</text:span><text:span text:style-name="T9">"</text:span><text:span text:style-name="T21">,</text:span><text:span text:style-name="T24"> </text:span><text:span text:style-name="T21">&amp;</text:span><text:span text:style-name="T24">m</text:span><text:span text:style-name="T21">,</text:span><text:span text:style-name="T24"> </text:span><text:span text:style-name="T21">&amp;</text:span><text:span text:style-name="T24">cm</text:span><text:span text:style-name="T21">)</text:span><text:span text:style-name="T26">;</text:span></text:p>
      <text:p text:style-name="P4"/>
      <text:p text:style-name="P13"><text:s text:c="4"/><text:span text:style-name="T44">/* 1 Inch = 2.54 Centimeters and 12 Inches = 1 Foot */</text:span></text:p>
      <text:p text:style-name="P13"><text:s text:c="4"/><text:span text:style-name="T24">feet </text:span><text:span text:style-name="T21">=</text:span><text:span text:style-name="T24"> </text:span><text:span text:style-name="T21">((</text:span><text:span text:style-name="T24">m</text:span><text:span text:style-name="T21">*</text:span><text:span text:style-name="T33">100</text:span><text:span text:style-name="T21">+</text:span><text:span text:style-name="T24">cm</text:span><text:span text:style-name="T21">)*</text:span><text:span text:style-name="T33">100</text:span><text:span text:style-name="T21">/</text:span><text:span text:style-name="T33">254</text:span><text:span text:style-name="T21">)/</text:span><text:span text:style-name="T33">12</text:span><text:span text:style-name="T26">;</text:span></text:p>
      <text:p text:style-name="P13"><text:s text:c="4"/><text:span text:style-name="T24">inch </text:span><text:span text:style-name="T21">=</text:span><text:span text:style-name="T24"> </text:span><text:span text:style-name="T21">(</text:span><text:span text:style-name="T24">m</text:span><text:span text:style-name="T21">*</text:span><text:span text:style-name="T33">100</text:span><text:span text:style-name="T21">+</text:span><text:span text:style-name="T24">cm</text:span><text:span text:style-name="T21">)/</text:span><text:span text:style-name="T34">2.54</text:span><text:span text:style-name="T24"> </text:span><text:span text:style-name="T21">–</text:span><text:span text:style-name="T24"> </text:span><text:span text:style-name="T33">12</text:span><text:span text:style-name="T21">*</text:span><text:span text:style-name="T24">feet</text:span><text:span text:style-name="T26">;</text:span></text:p>
      <text:p text:style-name="P13"><text:span text:style-name="T26"/></text:p>
      <text:p text:style-name="P13"><text:s text:c="4"/><text:span text:style-name="T29">printf</text:span><text:span text:style-name="T21">(</text:span><text:span text:style-name="T9">"</text:span><text:span text:style-name="T30">Feet: </text:span><text:span text:style-name="T32">%d</text:span><text:span text:style-name="T30">, Inches: </text:span><text:span text:style-name="T32">%.2f</text:span><text:span text:style-name="T9">"</text:span><text:span text:style-name="T21">,</text:span><text:span text:style-name="T24"> feet</text:span><text:span text:style-name="T21">,</text:span><text:span text:style-name="T24"> inch</text:span><text:span text:style-name="T21">)</text:span><text:span text:style-name="T26">;</text:span></text:p>
      <text:p text:style-name="P13"><text:s text:c="4"/><text:span text:style-name="T8">return</text:span><text:span text:style-name="T24"> </text:span><text:span text:style-name="T33">0</text:span><text:span text:style-name="T26">;</text:span></text:p>
      <text:p text:style-name="P22">}</text:p>
      <text:list xml:id="list1854439949657" text:continue-numbering="true" text:style-name="L1">
        <text:list-item>
          <text:p text:style-name="P31">Write a program which takes the principal amount, rate of interest and number of years and calculates the amount after the entered number of years if the principal amount is compounded quarterly at the entered rate of interest for the entered time.</text:p>
        </text:list-item>
      </text:list>
      <text:p text:style-name="P18"><text:span text:style-name="T2">#include</text:span><text:span text:style-name="T1"> </text:span><text:span text:style-name="T5">&lt;</text:span><text:span text:style-name="T13">stdio.h</text:span><text:span text:style-name="T5">&gt;</text:span></text:p>
      <text:p text:style-name="P7"><text:span text:style-name="T1">#include </text:span><text:span text:style-name="T5">&lt;</text:span><text:span text:style-name="T12">math.h</text:span><text:span text:style-name="T5">&gt;</text:span></text:p>
      <text:p text:style-name="P4"/>
      <text:p text:style-name="P7"><text:span text:style-name="T6">int</text:span> <text:span text:style-name="T15">main</text:span><text:span text:style-name="T20">() </text:span><text:span text:style-name="T25">{</text:span></text:p>
      <text:p text:style-name="P13"><text:span text:style-name="T8"><text:s text:c="4"/>float</text:span><text:span text:style-name="T24"> principal</text:span><text:span text:style-name="T21">,</text:span><text:span text:style-name="T24"> rate</text:span><text:span text:style-name="T21">,</text:span><text:span text:style-name="T24"> amount</text:span><text:span text:style-name="T26">;</text:span></text:p>
      <text:p text:style-name="P13"><text:s text:c="4"/><text:span text:style-name="T8">int</text:span><text:span text:style-name="T24"> years</text:span><text:span text:style-name="T26">;</text:span></text:p>
      <text:p text:style-name="P13"><text:s text:c="4"/><text:span text:style-name="T29">printf</text:span><text:span text:style-name="T21">(</text:span><text:span text:style-name="T9">"</text:span><text:span text:style-name="T30">Enter the principal amount: </text:span><text:span text:style-name="T9">"</text:span><text:span text:style-name="T21">)</text:span><text:span text:style-name="T26">;</text:span></text:p>
      <text:p text:style-name="P13"><text:s text:c="4"/><text:span text:style-name="T29">scanf</text:span><text:span text:style-name="T21">(</text:span><text:span text:style-name="T9">"</text:span><text:span text:style-name="T32">%f</text:span><text:span text:style-name="T9">"</text:span><text:span text:style-name="T21">,</text:span><text:span text:style-name="T24"> </text:span><text:span text:style-name="T21">&amp;</text:span><text:span text:style-name="T24">principal</text:span><text:span text:style-name="T21">)</text:span><text:span text:style-name="T26">;</text:span></text:p>
      <text:p text:style-name="P13"><text:s text:c="4"/><text:span text:style-name="T29">printf</text:span><text:span text:style-name="T21">(</text:span><text:span text:style-name="T9">"</text:span><text:span text:style-name="T30">Enter the rate of interest: </text:span><text:span text:style-name="T9">"</text:span><text:span text:style-name="T21">)</text:span><text:span text:style-name="T26">;</text:span></text:p>
      <text:p text:style-name="P13"><text:s text:c="4"/><text:span text:style-name="T29">scanf</text:span><text:span text:style-name="T21">(</text:span><text:span text:style-name="T9">"</text:span><text:span text:style-name="T32">%f</text:span><text:span text:style-name="T9">"</text:span><text:span text:style-name="T21">,</text:span><text:span text:style-name="T24"> </text:span><text:span text:style-name="T21">&amp;</text:span><text:span text:style-name="T24">rate</text:span><text:span text:style-name="T21">)</text:span><text:span text:style-name="T26">;</text:span></text:p>
      <text:p text:style-name="P13"><text:s text:c="4"/><text:span text:style-name="T29">printf</text:span><text:span text:style-name="T21">(</text:span><text:span text:style-name="T9">"</text:span><text:span text:style-name="T30">Enter the number of years: </text:span><text:span text:style-name="T9">"</text:span><text:span text:style-name="T21">)</text:span><text:span text:style-name="T26">;</text:span></text:p>
      <text:p text:style-name="P13"><text:s text:c="4"/><text:span text:style-name="T29">scanf</text:span><text:span text:style-name="T21">(</text:span><text:span text:style-name="T9">"</text:span><text:span text:style-name="T32">%f</text:span><text:span text:style-name="T9">"</text:span><text:span text:style-name="T21">,</text:span><text:span text:style-name="T24"> </text:span><text:span text:style-name="T21">&amp;</text:span><text:span text:style-name="T24">years</text:span><text:span text:style-name="T21">)</text:span><text:span text:style-name="T26">;</text:span></text:p>
      <text:p text:style-name="P4"/>
      <text:p text:style-name="P13"><text:s text:c="4"/><text:span text:style-name="T24">amount </text:span><text:span text:style-name="T21">=</text:span><text:span text:style-name="T24"> principal </text:span><text:span text:style-name="T21">*</text:span><text:span text:style-name="T24"> </text:span><text:span text:style-name="T29">pow</text:span><text:span text:style-name="T21">((</text:span><text:span text:style-name="T33">1</text:span><text:span text:style-name="T21">+</text:span><text:span text:style-name="T24">rate</text:span><text:span text:style-name="T21">/</text:span><text:span text:style-name="T33">100</text:span><text:span text:style-name="T21">),</text:span><text:span text:style-name="T24"> </text:span><text:span text:style-name="T33">4</text:span><text:span text:style-name="T21">*</text:span><text:span text:style-name="T24">t</text:span><text:span text:style-name="T21">)</text:span><text:span text:style-name="T26">;</text:span></text:p>
      <text:p text:style-name="P13"><text:s text:c="4"/><text:span text:style-name="T29">printf</text:span><text:span text:style-name="T21">(</text:span><text:span text:style-name="T9">"</text:span><text:span text:style-name="T30">Amount = </text:span><text:span text:style-name="T32">%f</text:span><text:span text:style-name="T50">\n</text:span><text:span text:style-name="T9">"</text:span><text:span text:style-name="T21">,</text:span><text:span text:style-name="T24"> amount</text:span><text:span text:style-name="T21">)</text:span><text:span text:style-name="T26">;</text:span></text:p>
      <text:p text:style-name="P4"/>
      <text:p text:style-name="P13"><text:s text:c="4"/><text:span text:style-name="T8">return</text:span><text:span text:style-name="T24"> </text:span><text:span text:style-name="T33">0</text:span><text:span text:style-name="T26">;</text:span></text:p>
      <text:p text:style-name="P22">}</text:p>
      <text:list xml:id="list1855258893352" text:continue-numbering="true" text:style-name="L1">
        <text:list-item>
          <text:p text:style-name="P31"><text:soft-page-break/>Write a program to swap or interchange the contents of two integer variables, using a third variable.</text:p>
        </text:list-item>
      </text:list>
      <text:p text:style-name="P18"><text:span text:style-name="T2">#include</text:span><text:span text:style-name="T1"> </text:span><text:span text:style-name="T5">&lt;</text:span><text:span text:style-name="T12">stdio.h</text:span><text:span text:style-name="T5">&gt;</text:span></text:p>
      <text:p text:style-name="P4"/>
      <text:p text:style-name="P7"><text:span text:style-name="T6">int</text:span> <text:span text:style-name="T15">main</text:span><text:span text:style-name="T20">()</text:span> <text:span text:style-name="T25">{</text:span></text:p>
      <text:p text:style-name="P13"><text:span text:style-name="T8"><text:s text:c="4"/>int</text:span><text:span text:style-name="T24"> x</text:span><text:span text:style-name="T21">,</text:span><text:span text:style-name="T24"> y</text:span><text:span text:style-name="T21">,</text:span><text:span text:style-name="T24"> temp</text:span><text:span text:style-name="T26">;</text:span></text:p>
      <text:p text:style-name="P13"><text:s text:c="4"/><text:span text:style-name="T29">printf</text:span><text:span text:style-name="T21">(</text:span><text:span text:style-name="T9">"</text:span><text:span text:style-name="T30">Enter the two numbers: </text:span><text:span text:style-name="T9">"</text:span><text:span text:style-name="T21">)</text:span><text:span text:style-name="T26">;</text:span></text:p>
      <text:p text:style-name="P13"><text:s text:c="4"/><text:span text:style-name="T29">scanf</text:span><text:span text:style-name="T21">(</text:span><text:span text:style-name="T9">"</text:span><text:span text:style-name="T32">%d</text:span><text:span text:style-name="T30"> </text:span><text:span text:style-name="T32">%d</text:span><text:span text:style-name="T9">"</text:span><text:span text:style-name="T21">,</text:span><text:span text:style-name="T24"> </text:span><text:span text:style-name="T21">&amp;</text:span><text:span text:style-name="T24">x</text:span><text:span text:style-name="T21">,</text:span><text:span text:style-name="T24"> </text:span><text:span text:style-name="T21">&amp;</text:span><text:span text:style-name="T24">y</text:span><text:span text:style-name="T21">)</text:span><text:span text:style-name="T26">;</text:span></text:p>
      <text:p text:style-name="P4"/>
      <text:p text:style-name="P13"><text:s text:c="4"/><text:span text:style-name="T24">temp </text:span><text:span text:style-name="T21">=</text:span><text:span text:style-name="T24"> x</text:span><text:span text:style-name="T26">;</text:span></text:p>
      <text:p text:style-name="P13"><text:s text:c="4"/><text:span text:style-name="T24">x </text:span><text:span text:style-name="T21">=</text:span><text:span text:style-name="T24"> y</text:span><text:span text:style-name="T26">;</text:span></text:p>
      <text:p text:style-name="P13"><text:s text:c="4"/><text:span text:style-name="T24">y </text:span><text:span text:style-name="T21">=</text:span><text:span text:style-name="T24"> temp</text:span><text:span text:style-name="T26">;</text:span></text:p>
      <text:p text:style-name="P4"/>
      <text:p text:style-name="P13"><text:s text:c="4"/><text:span text:style-name="T29">printf</text:span><text:span text:style-name="T21">(</text:span><text:span text:style-name="T9">"</text:span><text:span text:style-name="T30">Swapped numbers: </text:span><text:span text:style-name="T32">%d</text:span><text:span text:style-name="T30"> </text:span><text:span text:style-name="T32">%d</text:span><text:span text:style-name="T9">"</text:span><text:span text:style-name="T21">,</text:span><text:span text:style-name="T24"> x</text:span><text:span text:style-name="T21">,</text:span><text:span text:style-name="T24"> y</text:span><text:span text:style-name="T21">)</text:span><text:span text:style-name="T26">;</text:span></text:p>
      <text:p text:style-name="P13"><text:s text:c="4"/><text:span text:style-name="T8">return</text:span><text:span text:style-name="T24"> </text:span><text:span text:style-name="T33">0</text:span><text:span text:style-name="T26">;</text:span></text:p>
      <text:p text:style-name="P22">}</text:p>
      <text:list xml:id="list1854916797862" text:continue-numbering="true" text:style-name="L1">
        <text:list-item>
          <text:p text:style-name="P31">Write a program to swap or interchange the contents of two integer variables, without using a third variable.</text:p>
        </text:list-item>
      </text:list>
      <text:p text:style-name="P18"><text:span text:style-name="T2">#include</text:span><text:span text:style-name="T1"> </text:span><text:span text:style-name="T5">&lt;</text:span><text:span text:style-name="T12">stdio.h</text:span><text:span text:style-name="T5">&gt;</text:span></text:p>
      <text:p text:style-name="P4"/>
      <text:p text:style-name="P7"><text:span text:style-name="T6">int</text:span> <text:span text:style-name="T15">main</text:span><text:span text:style-name="T20">()</text:span> <text:span text:style-name="T25">{</text:span></text:p>
      <text:p text:style-name="P13"><text:span text:style-name="T8"><text:s text:c="4"/>int</text:span><text:span text:style-name="T24"> x</text:span><text:span text:style-name="T21">,</text:span><text:span text:style-name="T24"> y</text:span><text:span text:style-name="T26">;</text:span></text:p>
      <text:p text:style-name="P13"><text:s text:c="4"/><text:span text:style-name="T29">printf</text:span><text:span text:style-name="T21">(</text:span><text:span text:style-name="T9">"</text:span><text:span text:style-name="T30">Enter the two numbers: </text:span><text:span text:style-name="T9">"</text:span><text:span text:style-name="T21">)</text:span><text:span text:style-name="T26">;</text:span></text:p>
      <text:p text:style-name="P13"><text:s text:c="4"/><text:span text:style-name="T29">scanf</text:span><text:span text:style-name="T21">(</text:span><text:span text:style-name="T9">"</text:span><text:span text:style-name="T32">%d</text:span><text:span text:style-name="T30"> </text:span><text:span text:style-name="T32">%d</text:span><text:span text:style-name="T9">"</text:span><text:span text:style-name="T21">,</text:span><text:span text:style-name="T24"> </text:span><text:span text:style-name="T21">&amp;</text:span><text:span text:style-name="T24">x</text:span><text:span text:style-name="T21">,</text:span><text:span text:style-name="T24"> </text:span><text:span text:style-name="T21">&amp;</text:span><text:span text:style-name="T24">y</text:span><text:span text:style-name="T21">)</text:span><text:span text:style-name="T26">;</text:span></text:p>
      <text:p text:style-name="P4"/>
      <text:p text:style-name="P13"><text:s text:c="4"/><text:span text:style-name="T24">x </text:span><text:span text:style-name="T21">=</text:span><text:span text:style-name="T24"> x </text:span><text:span text:style-name="T21">+</text:span><text:span text:style-name="T24"> y</text:span><text:span text:style-name="T26">;</text:span></text:p>
      <text:p text:style-name="P13"><text:s text:c="4"/><text:span text:style-name="T24">y </text:span><text:span text:style-name="T21">=</text:span><text:span text:style-name="T24"> x </text:span><text:span text:style-name="T21">-</text:span><text:span text:style-name="T24"> y</text:span><text:span text:style-name="T26">;</text:span></text:p>
      <text:p text:style-name="P13"><text:s text:c="4"/><text:span text:style-name="T24">x </text:span><text:span text:style-name="T21">=</text:span><text:span text:style-name="T24"> x </text:span><text:span text:style-name="T21">-</text:span><text:span text:style-name="T24"> y</text:span><text:span text:style-name="T26">;</text:span></text:p>
      <text:p text:style-name="P4"/>
      <text:p text:style-name="P13"><text:s text:c="4"/><text:span text:style-name="T29">printf</text:span><text:span text:style-name="T21">(</text:span><text:span text:style-name="T9">"</text:span><text:span text:style-name="T30">Swapped numbers: </text:span><text:span text:style-name="T32">%d</text:span><text:span text:style-name="T30"> </text:span><text:span text:style-name="T32">%d</text:span><text:span text:style-name="T9">"</text:span><text:span text:style-name="T21">,</text:span><text:span text:style-name="T24"> x</text:span><text:span text:style-name="T21">,</text:span><text:span text:style-name="T24"> y</text:span><text:span text:style-name="T21">)</text:span><text:span text:style-name="T26">;</text:span></text:p>
      <text:p text:style-name="P13"><text:s text:c="4"/><text:span text:style-name="T8">return</text:span><text:span text:style-name="T24"> </text:span><text:span text:style-name="T33">0</text:span><text:span text:style-name="T26">;</text:span></text:p>
      <text:p text:style-name="P22">}</text:p>
      <text:list xml:id="list1856479098895" text:continue-numbering="true" text:style-name="L1">
        <text:list-item>
          <text:p text:style-name="P31">Write a program to calculate the sum of the series: 1+2+3+4+...+n, where n is entered by the user.</text:p>
        </text:list-item>
      </text:list>
      <text:p text:style-name="P9"><text:span text:style-name="T1">#include </text:span><text:span text:style-name="T5">&lt;</text:span><text:span text:style-name="T12">stdio.h</text:span><text:span text:style-name="T5">&gt;</text:span></text:p>
      <text:p text:style-name="P26"/>
      <text:p text:style-name="P7"><text:span text:style-name="T6">int</text:span> <text:span text:style-name="T15">main</text:span><text:span text:style-name="T20">()</text:span> <text:span text:style-name="T25">{</text:span></text:p>
      <text:p text:style-name="P13"><text:span text:style-name="T8"><text:s text:c="4"/>int</text:span><text:span text:style-name="T24"> n</text:span><text:span text:style-name="T21">,</text:span><text:span text:style-name="T24"> sum</text:span><text:span text:style-name="T26">;</text:span></text:p>
      <text:p text:style-name="P13"><text:s text:c="4"/><text:span text:style-name="T29">printf</text:span><text:span text:style-name="T21">(</text:span><text:span text:style-name="T9">"</text:span><text:span text:style-name="T30">Enter the value of n: </text:span><text:span text:style-name="T9">"</text:span><text:span text:style-name="T21">)</text:span><text:span text:style-name="T26">;</text:span></text:p>
      <text:p text:style-name="P13"><text:s text:c="4"/><text:span text:style-name="T29">scanf</text:span><text:span text:style-name="T21">(</text:span><text:span text:style-name="T9">"</text:span><text:span text:style-name="T32">%d</text:span><text:span text:style-name="T9">"</text:span><text:span text:style-name="T21">,</text:span><text:span text:style-name="T24"> </text:span><text:span text:style-name="T21">&amp;</text:span><text:span text:style-name="T24">n</text:span><text:span text:style-name="T21">)</text:span><text:span text:style-name="T26">;</text:span></text:p>
      <text:p text:style-name="P4"/>
      <text:p text:style-name="P13"><text:s text:c="4"/><text:span text:style-name="T24">sum </text:span><text:span text:style-name="T21">=</text:span><text:span text:style-name="T24"> n</text:span><text:span text:style-name="T21">*(</text:span><text:span text:style-name="T24">n</text:span><text:span text:style-name="T21">+</text:span><text:span text:style-name="T33">1</text:span><text:span text:style-name="T21">)/</text:span><text:span text:style-name="T33">2</text:span><text:span text:style-name="T26">;</text:span></text:p>
      <text:p text:style-name="P4"/>
      <text:p text:style-name="P13"><text:s text:c="4"/><text:span text:style-name="T29">printf</text:span><text:span text:style-name="T21">(</text:span><text:span text:style-name="T9">"</text:span><text:span text:style-name="T30">Sum of series is </text:span><text:span text:style-name="T32">%d</text:span><text:span text:style-name="T9">"</text:span><text:span text:style-name="T21">,</text:span><text:span text:style-name="T24"> sum</text:span><text:span text:style-name="T21">)</text:span><text:span text:style-name="T26">;</text:span></text:p>
      <text:p text:style-name="P13"><text:s text:c="4"/><text:span text:style-name="T8">return</text:span><text:span text:style-name="T24"> </text:span><text:span text:style-name="T33">0</text:span><text:span text:style-name="T26">;</text:span></text:p>
      <text:p text:style-name="P22">}</text:p>
      <text:list xml:id="list1855071299059" text:continue-numbering="true" text:style-name="L1">
        <text:list-item>
          <text:p text:style-name="P32"><text:soft-page-break/><text:span text:style-name="T49">Write a program to calculate the sum of the series: 1+2+4+8+...+2</text:span><text:span text:style-name="T52">n</text:span><text:span text:style-name="T49">, where n is entered by the user.</text:span></text:p>
        </text:list-item>
      </text:list>
      <text:p text:style-name="P18"><text:span text:style-name="T2">#include</text:span><text:span text:style-name="T1"> </text:span><text:span text:style-name="T5">&lt;</text:span><text:span text:style-name="T12">stdio.h</text:span><text:span text:style-name="T5">&gt;</text:span></text:p>
      <text:p text:style-name="P7"><text:span text:style-name="T3">#include</text:span><text:span text:style-name="T1"> </text:span><text:span text:style-name="T5">&lt;</text:span><text:span text:style-name="T12">math.h</text:span><text:span text:style-name="T5">&gt;</text:span></text:p>
      <text:p text:style-name="P4"/>
      <text:p text:style-name="P7"><text:span text:style-name="T6">int</text:span> <text:span text:style-name="T15">main</text:span><text:span text:style-name="T20">()</text:span> <text:span text:style-name="T25">{</text:span></text:p>
      <text:p text:style-name="P16"><text:span text:style-name="T8"><text:s text:c="4"/>int</text:span><text:span text:style-name="T24"> n</text:span><text:span text:style-name="T21">,</text:span><text:span text:style-name="T24"> sum</text:span><text:span text:style-name="T26">;</text:span></text:p>
      <text:p text:style-name="P16"><text:span text:style-name="T8"><text:s text:c="4"/></text:span><text:span text:style-name="T29">printf</text:span><text:span text:style-name="T21">(</text:span><text:span text:style-name="T9">"</text:span><text:span text:style-name="T30">Enter the value of n: </text:span><text:span text:style-name="T9">"</text:span><text:span text:style-name="T21">)</text:span><text:span text:style-name="T26">;</text:span></text:p>
      <text:p text:style-name="P16"><text:span text:style-name="T8"><text:s text:c="4"/></text:span><text:span text:style-name="T29">scanf</text:span><text:span text:style-name="T21">(</text:span><text:span text:style-name="T9">"</text:span><text:span text:style-name="T32">%d</text:span><text:span text:style-name="T9">"</text:span><text:span text:style-name="T21">,</text:span><text:span text:style-name="T24"> </text:span><text:span text:style-name="T21">&amp;</text:span><text:span text:style-name="T24">n</text:span><text:span text:style-name="T21">)</text:span><text:span text:style-name="T26">;</text:span></text:p>
      <text:p text:style-name="P4"/>
      <text:p text:style-name="P16"><text:span text:style-name="T8"><text:s text:c="4"/></text:span><text:span text:style-name="T24">sum </text:span><text:span text:style-name="T21">=</text:span><text:span text:style-name="T24"> </text:span><text:span text:style-name="T21">(</text:span><text:span text:style-name="T33">1</text:span><text:span text:style-name="T24"> </text:span><text:span text:style-name="T21">-</text:span><text:span text:style-name="T24"> </text:span><text:span text:style-name="T21">(</text:span><text:span text:style-name="T8">int</text:span><text:span text:style-name="T21">)</text:span><text:span text:style-name="T29">pow</text:span><text:span text:style-name="T21">(</text:span><text:span text:style-name="T33">2</text:span><text:span text:style-name="T21">,</text:span><text:span text:style-name="T24"> n</text:span><text:span text:style-name="T21">))/(</text:span><text:span text:style-name="T33">1</text:span><text:span text:style-name="T24"> </text:span><text:span text:style-name="T21">-</text:span><text:span text:style-name="T24"> n</text:span><text:span text:style-name="T21">)</text:span><text:span text:style-name="T26">;</text:span></text:p>
      <text:p text:style-name="P4"/>
      <text:p text:style-name="P16"><text:span text:style-name="T8"><text:s text:c="4"/></text:span><text:span text:style-name="T29">printf</text:span><text:span text:style-name="T21">(</text:span><text:span text:style-name="T9">"</text:span><text:span text:style-name="T30">Sum of series is </text:span><text:span text:style-name="T32">%d</text:span><text:span text:style-name="T9">"</text:span><text:span text:style-name="T21">,</text:span><text:span text:style-name="T24"> sum</text:span><text:span text:style-name="T21">)</text:span><text:span text:style-name="T26">;</text:span></text:p>
      <text:p text:style-name="P16"><text:span text:style-name="T8"><text:s text:c="4"/>return</text:span><text:span text:style-name="T24"> </text:span><text:span text:style-name="T33">0</text:span><text:span text:style-name="T26">;</text:span></text:p>
      <text:p text:style-name="P22">}</text:p>
      <text:list xml:id="list1854955458298" text:continue-numbering="true" text:style-name="L1">
        <text:list-item>
          <text:p text:style-name="P28"><text:span text:style-name="T53">If the lengths of 3 sides of a triangle are provided as input, write a program to find the three angles of the triangle.</text:span></text:p>
        </text:list-item>
      </text:list>
      <text:p text:style-name="P10"><text:span text:style-name="T3">#include</text:span><text:span text:style-name="T1"> </text:span><text:span text:style-name="T5">&lt;</text:span><text:span text:style-name="T12">stdio.h</text:span><text:span text:style-name="T5">&gt;</text:span></text:p>
      <text:p text:style-name="P7"><text:span text:style-name="T3">#include</text:span><text:span text:style-name="T1"> </text:span><text:span text:style-name="T5">&lt;</text:span><text:span text:style-name="T12">math.h</text:span><text:span text:style-name="T5">&gt;</text:span></text:p>
      <text:p text:style-name="P4"/>
      <text:p text:style-name="P7"><text:span text:style-name="T6">int</text:span> <text:span text:style-name="T15">main</text:span><text:span text:style-name="T20">()</text:span> <text:span text:style-name="T25">{</text:span></text:p>
      <text:p text:style-name="P16"><text:span text:style-name="T8"><text:s text:c="4"/>float</text:span><text:span text:style-name="T24"> a</text:span><text:span text:style-name="T21">,</text:span><text:span text:style-name="T24"> b</text:span><text:span text:style-name="T21">,</text:span><text:span text:style-name="T24"> c</text:span><text:span text:style-name="T21">,</text:span><text:span text:style-name="T24"> A</text:span><text:span text:style-name="T21">,</text:span><text:span text:style-name="T24"> B</text:span><text:span text:style-name="T21">,</text:span><text:span text:style-name="T24"> C</text:span><text:span text:style-name="T26">;</text:span></text:p>
      <text:p text:style-name="P16"><text:span text:style-name="T26"><text:s text:c="4"/></text:span><text:span text:style-name="T44">// a,b, c are the sides and A, B, C are the angles</text:span></text:p>
      <text:p text:style-name="P4"/>
      <text:p text:style-name="P13"><text:s text:c="4"/><text:span text:style-name="T29">printf</text:span><text:span text:style-name="T21">(</text:span><text:span text:style-name="T9">"</text:span><text:span text:style-name="T30">Enter the three sides of triangle</text:span><text:span text:style-name="T51">:</text:span><text:span text:style-name="T50"> </text:span><text:span text:style-name="T9">"</text:span><text:span text:style-name="T21">)</text:span><text:span text:style-name="T26">;</text:span></text:p>
      <text:p text:style-name="P13"><text:s text:c="4"/><text:span text:style-name="T29">scanf</text:span><text:span text:style-name="T21">(</text:span><text:span text:style-name="T9">"</text:span><text:span text:style-name="T32">%f</text:span><text:span text:style-name="T30"> </text:span><text:span text:style-name="T32">%f</text:span><text:span text:style-name="T30"> </text:span><text:span text:style-name="T32">%f</text:span><text:span text:style-name="T9">"</text:span><text:span text:style-name="T21">,&amp;</text:span><text:span text:style-name="T24">a</text:span><text:span text:style-name="T21">,&amp;</text:span><text:span text:style-name="T24">b</text:span><text:span text:style-name="T21">,&amp;</text:span><text:span text:style-name="T24">c</text:span><text:span text:style-name="T21">)</text:span><text:span text:style-name="T26">;</text:span></text:p>
      <text:p text:style-name="P4"/>
      <text:p text:style-name="P13"><text:s text:c="4"/><text:span text:style-name="T44">// acos(x) returns principal arc cosine of x in radians</text:span></text:p>
      <text:p text:style-name="P16"><text:s text:c="4"/><text:span text:style-name="T44">/* We can use the cosine formula to get the angles, and</text:span></text:p>
      <text:p text:style-name="P16"><text:span text:style-name="T44"><text:s text:c="7"/>convert it to degrees */</text:span></text:p>
      <text:p text:style-name="P13"><text:s text:c="4"/><text:span text:style-name="T24">A </text:span><text:span text:style-name="T21">=</text:span><text:span text:style-name="T24"> </text:span><text:span text:style-name="T29">acos</text:span><text:span text:style-name="T21">((</text:span><text:span text:style-name="T24">b</text:span><text:span text:style-name="T21">*</text:span><text:span text:style-name="T24">b</text:span><text:span text:style-name="T21">+</text:span><text:span text:style-name="T24">c</text:span><text:span text:style-name="T21">*</text:span><text:span text:style-name="T24">c</text:span><text:span text:style-name="T21">-</text:span><text:span text:style-name="T24">a</text:span><text:span text:style-name="T21">*</text:span><text:span text:style-name="T24">a</text:span><text:span text:style-name="T21">)/(</text:span><text:span text:style-name="T33">2</text:span><text:span text:style-name="T21">*</text:span><text:span text:style-name="T24">b</text:span><text:span text:style-name="T21">*</text:span><text:span text:style-name="T24">c</text:span><text:span text:style-name="T21">))*</text:span><text:span text:style-name="T33">180</text:span><text:span text:style-name="T21">/</text:span><text:span text:style-name="T34">3.14</text:span><text:span text:style-name="T26">;</text:span></text:p>
      <text:p text:style-name="P13"><text:s text:c="4"/><text:span text:style-name="T24">B </text:span><text:span text:style-name="T21">=</text:span><text:span text:style-name="T24"> </text:span><text:span text:style-name="T29">acos</text:span><text:span text:style-name="T21">((</text:span><text:span text:style-name="T24">a</text:span><text:span text:style-name="T21">*</text:span><text:span text:style-name="T24">a</text:span><text:span text:style-name="T21">+</text:span><text:span text:style-name="T24">c</text:span><text:span text:style-name="T21">*</text:span><text:span text:style-name="T24">c</text:span><text:span text:style-name="T21">-</text:span><text:span text:style-name="T24">b</text:span><text:span text:style-name="T21">*</text:span><text:span text:style-name="T24">b</text:span><text:span text:style-name="T21">)/(</text:span><text:span text:style-name="T33">2</text:span><text:span text:style-name="T21">*</text:span><text:span text:style-name="T24">a</text:span><text:span text:style-name="T21">*</text:span><text:span text:style-name="T24">c</text:span><text:span text:style-name="T21">))*</text:span><text:span text:style-name="T33">180</text:span><text:span text:style-name="T21">/</text:span><text:span text:style-name="T34">3.14</text:span><text:span text:style-name="T26">;</text:span></text:p>
      <text:p text:style-name="P13"><text:s text:c="4"/><text:span text:style-name="T24">C </text:span><text:span text:style-name="T21">=</text:span><text:span text:style-name="T24"> </text:span><text:span text:style-name="T29">acos</text:span><text:span text:style-name="T21">((</text:span><text:span text:style-name="T24">b</text:span><text:span text:style-name="T21">*</text:span><text:span text:style-name="T24">b</text:span><text:span text:style-name="T21">-</text:span><text:span text:style-name="T24">c</text:span><text:span text:style-name="T21">*</text:span><text:span text:style-name="T24">c</text:span><text:span text:style-name="T21">+</text:span><text:span text:style-name="T24">a</text:span><text:span text:style-name="T21">*</text:span><text:span text:style-name="T24">a</text:span><text:span text:style-name="T21">)/(</text:span><text:span text:style-name="T33">2</text:span><text:span text:style-name="T21">*</text:span><text:span text:style-name="T24">b</text:span><text:span text:style-name="T21">*</text:span><text:span text:style-name="T24">a</text:span><text:span text:style-name="T21">))*</text:span><text:span text:style-name="T33">180</text:span><text:span text:style-name="T21">/</text:span><text:span text:style-name="T34">3.14</text:span><text:span text:style-name="T26">;</text:span></text:p>
      <text:p text:style-name="P4"/>
      <text:p text:style-name="P16"><text:s text:c="4"/><text:span text:style-name="T29">printf</text:span><text:span text:style-name="T21">(</text:span><text:span text:style-name="T9">"</text:span><text:span text:style-name="T30">The three angles are </text:span><text:span text:style-name="T32">%f</text:span><text:span text:style-name="T30"> </text:span><text:span text:style-name="T32">%f</text:span><text:span text:style-name="T30"> a</text:span><text:span text:style-name="T31">nd</text:span><text:span text:style-name="T30"> </text:span><text:span text:style-name="T32">%f</text:span><text:span text:style-name="T50">\n</text:span><text:span text:style-name="T9">"</text:span><text:span text:style-name="T21">,</text:span><text:span text:style-name="T24"> A</text:span><text:span text:style-name="T21">,</text:span><text:span text:style-name="T24"> B</text:span><text:span text:style-name="T21">,</text:span><text:span text:style-name="T24"> C</text:span><text:span text:style-name="T21">)</text:span><text:span text:style-name="T26">;</text:span></text:p>
      <text:p text:style-name="P13"><text:s text:c="4"/><text:span text:style-name="T8">return</text:span><text:span text:style-name="T24"> </text:span><text:span text:style-name="T33">0</text:span><text:span text:style-name="T26">;</text:span></text:p>
      <text:p text:style-name="P22">}</text:p>
      <text:p text:style-name="P29"><text:span text:style-name="T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aleway" svg:font-family="Raleway"/>
    <style:font-face style:name="DejaVu Sans Mono" svg:font-family="'DejaVu Sans Mono'" style:font-family-generic="modern" style:font-pitch="fixed"/>
    <style:font-face style:name="Liberation Mono" svg:font-family="'Liberation Mono'" style:font-family-generic="modern" style:font-pitch="fixed"/>
    <style:font-face style:name="C059" svg:font-family="C059"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DejaVu Serif" fo:font-family="'DejaVu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umbering_20_Symbols" style:display-name="Numbering Symbols" style:family="text">
      <style:text-properties fo:font-variant="normal" fo:text-transform="none" fo:color="#333333" style:font-name="Raleway" fo:font-family="Raleway" fo:font-size="12pt" fo:letter-spacing="normal" fo:language="en" fo:country="US" fo:font-style="normal" fo:font-weight="normal" officeooo:rsid="0018be5d" style:font-size-asian="11.5pt" style:font-size-complex="1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in" fo:margin-bottom="0.4in" fo:margin-left="0.5in" fo:margin-right="0.5in" fo:border="3pt double #000000" style:border-line-width="0.0209in 0.0102in 0.0102in" fo:padding-top="0.15in" fo:padding-bottom="0.15in" fo:padding-left="0.25in" fo:padding-right="0.25in" style:shadow="none" fo:background-color="transparent" style:writing-mode="lr-tb" draw:fill="non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8:56:26.028195971</meta:creation-date>
    <meta:editing-duration>PT9M3S</meta:editing-duration>
    <meta:editing-cycles>2</meta:editing-cycles>
    <meta:generator>LibreOffice/5.3.2.2$Linux_X86_64 LibreOffice_project/30m0$Build-2</meta:generator>
    <dc:title>LearnCWithMe</dc:title>
    <dc:date>2017-06-17T00:18:54.195652048</dc:date>
    <meta:document-statistic meta:table-count="0" meta:image-count="0" meta:object-count="0" meta:page-count="4" meta:paragraph-count="129" meta:word-count="704" meta:character-count="4401" meta:non-whitespace-character-count="3493"/>
    <meta:template xlink:type="simple" xlink:actuate="onRequest" xlink:title="LearnCWithMe" xlink:href="../../../../Templates/Styles/LearnCWithMe.ott" meta:date="2017-06-16T18:56:24.755469819"/>
  </office:meta>
</office:document-meta>
</file>